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.5pt" style:font-size-asian="12.5pt" style:font-size-complex="12.5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3656937474004649045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6090059272341752404" text:style-name="L2">
        <text:list-item>
          <text:p text:style-name="P29">Walk 0.15 miles at the beginning of each ½ mile and then run the remaining 0.35 miles.</text:p>
        </text:list-item>
        <text:list-item>
          <text:p text:style-name="P29">If I want to average about 12:00/mile, the walking pace should be close 14:45/mile and the running pace should be close to 10:45/mile.</text:p>
        </text:list-item>
        <text:list-item>
          <text:p text:style-name="P29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5"/>
      <text:p text:style-name="P6"><text:soft-page-break/>Sat 1/28/17 <text:span text:style-name="T1">6 miles</text:span></text:p>
      <text:p text:style-name="P6">I mixed walking and running on the indoor track. <text:s/>My walking pace was about 14:45/mile and I walked a total of about 1.25 miles. <text:s/>My running pace was about 10:30/mile and I ran about 4.75 miles.</text:p>
      <text:p text:style-name="P6"/>
      <text:p text:style-name="P6">Sun 1/29/17 <text:s/><text:span text:style-name="T1">6 miles</text:span></text:p>
      <text:p text:style-name="P6">I walked an ran on the indoor track working on pacing for an ultra. See note on <text:span text:style-name="T7">1/24/17.</text:span></text:p>
      <text:p text:style-name="P6">1.5 miles running at about 10:25/mile</text:p>
      <text:p text:style-name="P6">3 miles of walking and running. <text:s/></text:p>
      <text:p text:style-name="P6"><text:tab/>I walked about 0.16 miles at the beginning of each ½ mile. <text:s/>My walking pace was about <text:tab/>14:40/ mile, running pace about 10:40/mile and overall pace <text:tab/>about 12:00/mile.</text:p>
      <text:p text:style-name="P6">1.5 miles running at about 10:45/mile</text:p>
      <text:p text:style-name="P6"/>
      <text:p text:style-name="P6">Mon 1/30/2017 <text:s/><text:span text:style-name="T1">5.5 miles</text:span></text:p>
      <text:p text:style-name="P6">I jogged ½ mile to the indoor track and rested 5 minutes. <text:s/></text:p>
      <text:p text:style-name="P6">On the track I ran 1 mile in 4:29 + 3:27 = 8:26 and rested 8 minutes.</text:p>
      <text:p text:style-name="P6">On a treadmill I ran 2.5 miles consisting of:</text:p>
      <text:p text:style-name="P6"><text:tab/>1 x 1 mile in 8:00 and 1 x 0.5 mile in 4:00, </text:p>
      <text:p text:style-name="P6"><text:tab/>½ mile jog between and ¼ mile warm up and warm down and rested 3 minutes. </text:p>
      <text:p text:style-name="P6">On the indoor track I walked and ran 1.5 miles. <text:s/>I walked about 0.16 miles at the beginning of each ½ mile and averaged 11:40/mile. <text:s/></text:p>
      <text:p text:style-name="P6"/>
      <text:p text:style-name="P6"/>
      <text:list xml:id="list9007164475310089219" text:style-name="L3">
        <text:list-item>
          <text:list>
            <text:list-header>
              <text:p text:style-name="P2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30T12:15:04.86</dc:date>
    <dc:creator>James Lombardi</dc:creator>
    <meta:editing-duration>PT9H2M59S</meta:editing-duration>
    <meta:editing-cycles>51</meta:editing-cycles>
    <meta:document-statistic meta:table-count="0" meta:image-count="0" meta:object-count="0" meta:page-count="17" meta:paragraph-count="548" meta:word-count="6037" meta:character-count="29871"/>
  </office:meta>
</office:document-meta>
</file>